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E00000177B17CC9F43C1E6D9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3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1.232cm" fo:min-width="2.56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cm" svg:height="9.919cm" svg:x="1.885cm" svg:y="2.953cm">
          <draw:image xlink:href="Pictures/100000000000028E00000177B17CC9F43C1E6D9F.png" xlink:type="simple" xlink:show="embed" xlink:actuate="onLoad" draw:mime-type="image/png">
            <text:p/>
          </draw:image>
        </draw:frame>
        <draw:custom-shape draw:style-name="gr2" draw:layer="layout" svg:width="3.059cm" svg:height="1.481cm" svg:x="2.937cm" svg:y="8.155cm">
          <text:p>Index 0</text:p>
          <draw:enhanced-geometry svg:viewBox="0 0 21600 21600" draw:glue-points="10800 0 0 10800 10800 21600 21600 10800 ?f40 ?f41" draw:text-areas="0 0 21600 21600" draw:type="rectangular-callout" draw:modifiers="22800 49904.4534412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layer="layout" svg:width="3.059cm" svg:height="1.481cm" svg:x="6.298cm" svg:y="6.578cm">
          <text:p>Index 1</text:p>
          <draw:enhanced-geometry svg:viewBox="0 0 21600 21600" draw:glue-points="10800 0 0 10800 10800 21600 21600 10800 ?f40 ?f41" draw:text-areas="0 0 21600 21600" draw:type="rectangular-callout" draw:modifiers="13468.2352941176 71125.506072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layer="layout" svg:width="3.059cm" svg:height="1.481cm" svg:x="9.964cm" svg:y="8.082cm">
          <text:p>Index 2</text:p>
          <draw:enhanced-geometry svg:viewBox="0 0 21600 21600" draw:glue-points="10800 0 0 10800 10800 21600 21600 10800 ?f40 ?f41" draw:text-areas="0 0 21600 21600" draw:type="rectangular-callout" draw:modifiers="2152.94117647059 50268.8259109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3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2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10T16:11:08.978525545</dc:date>
    <dc:creator>Rafael Lima</dc:creator>
    <meta:editing-duration>PT1H6M58S</meta:editing-duration>
    <meta:editing-cycles>9</meta:editing-cycles>
    <meta:generator>LibreOffice/7.0.3.1$Linux_X86_64 LibreOffice_project/00$Build-1</meta:generator>
    <meta:document-statistic meta:object-count="4"/>
  </office:meta>
</office:document-meta>
</file>